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fa8" officeooo:paragraph-rsid="0009ffa8"/>
    </style:style>
    <style:style style:name="P2" style:family="paragraph" style:parent-style-name="Standard">
      <style:paragraph-properties fo:text-align="center" style:justify-single-word="false"/>
      <style:text-properties officeooo:rsid="0009ffa8" officeooo:paragraph-rsid="0009ffa8"/>
    </style:style>
    <style:style style:name="P3" style:family="paragraph" style:parent-style-name="Standard">
      <style:text-properties style:text-underline-style="solid" style:text-underline-width="auto" style:text-underline-color="font-color" officeooo:rsid="0009ffa8" officeooo:paragraph-rsid="0009ffa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F groupes EVRAS n°1</text:p>
      <text:p text:style-name="P1"/>
      <text:p text:style-name="P1"/>
      <text:p text:style-name="P1">3 groupes : 1 groupe mixte, 1 groupe filles, 1 groupe garçon</text:p>
      <text:p text:style-name="P1">Classe avec 9 filles, 15 garçons</text:p>
      <text:p text:style-name="P1"/>
      <text:p text:style-name="P3">Groupe filles</text:p>
      <text:p text:style-name="P1">Assia</text:p>
      <text:p text:style-name="P1">Elvine</text:p>
      <text:p text:style-name="P1">Elena</text:p>
      <text:p text:style-name="P1">Amina</text:p>
      <text:p text:style-name="P1">Helycia</text:p>
      <text:p text:style-name="P1">Nella</text:p>
      <text:p text:style-name="P1">Adriana</text:p>
      <text:p text:style-name="P1"/>
      <text:p text:style-name="P1"><text:span text:style-name="T1">Groupe mixte</text:span></text:p>
      <text:p text:style-name="P1">Lyna</text:p>
      <text:p text:style-name="P1">Inès</text:p>
      <text:p text:style-name="P1">Chloé</text:p>
      <text:p text:style-name="P1">Adam</text:p>
      <text:p text:style-name="P1">Ilyès</text:p>
      <text:p text:style-name="P1">Alane</text:p>
      <text:p text:style-name="P1">Ilyas</text:p>
      <text:p text:style-name="P1">Hederson</text:p>
      <text:p text:style-name="P1">Hocine</text:p>
      <text:p text:style-name="P1"/>
      <text:p text:style-name="P1"><text:span text:style-name="T1">Groupe garçons</text:span></text:p>
      <text:p text:style-name="P1">Demba</text:p>
      <text:p text:style-name="P1">Silly</text:p>
      <text:p text:style-name="P1">Adem</text:p>
      <text:p text:style-name="P1">Jawad</text:p>
      <text:p text:style-name="P1">Danny</text:p>
      <text:p text:style-name="P1">Mohamed</text:p>
      <text:p text:style-name="P1">Dylan</text:p>
      <text:p text:style-name="P1">Isma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5:20:22.605000000</meta:creation-date>
    <dc:date>2024-11-07T15:30:07.793000000</dc:date>
    <meta:editing-duration>PT9M46S</meta:editing-duration>
    <meta:editing-cycles>1</meta:editing-cycles>
    <meta:document-statistic meta:table-count="0" meta:image-count="0" meta:object-count="0" meta:page-count="1" meta:paragraph-count="30" meta:word-count="52" meta:character-count="279" meta:non-whitespace-character-count="257"/>
    <meta:generator>LibreOffice/7.4.3.2$Windows_X86_64 LibreOffice_project/1048a8393ae2eeec98dff31b5c133c5f1d08b890</meta:generator>
  </office:meta>
</office:document-meta>
</file>